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a0a48" officeooo:paragraph-rsid="000a0a48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b3b53" officeooo:paragraph-rsid="000b3b53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a0a48" officeooo:paragraph-rsid="000a0a48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aed90" officeooo:paragraph-rsid="000aed90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aed90" officeooo:paragraph-rsid="000aed9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cd6f5" officeooo:paragraph-rsid="000cd6f5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 and Boolean</text:p>
      <text:p text:style-name="P3">The max(x,y) and min(x,y) can be used to find the highest and lowest values, respectively x and y.</text:p>
      <text:p text:style-name="P3">In order to introduce other math functions we need to include &lt;cmath&gt; header file</text:p>
      <text:p text:style-name="P3"/>
      <text:p text:style-name="P5">Boolean <text:span text:style-name="T1"><text:s text:c="105"/></text:span></text:p>
      <text:p text:style-name="P4">#include &lt;iostream&gt;</text:p>
      <text:p text:style-name="P4">using namespace std;</text:p>
      <text:p text:style-name="P4"/>
      <text:p text:style-name="P4">int main () {</text:p>
      <text:p text:style-name="P4"><text:tab/>bool theSunIsHot = true;</text:p>
      <text:p text:style-name="P4"><text:s text:c="8"/>bool everyoneLikesmonkeys = false;</text:p>
      <text:p text:style-name="P4"><text:s text:c="8"/>cout &lt;&lt; theSunIsHot &lt;&lt; "\n\n\n";</text:p>
      <text:p text:style-name="P4"><text:s text:c="8"/>cout &lt;&lt; everyoneLikesmonkeys;</text:p>
      <text:p text:style-name="P4"><text:s text:c="8"/>return 0;</text:p>
      <text:p text:style-name="P4">}</text:p>
      <text:p text:style-name="P4"/>
      <text:p text:style-name="P5"/>
      <text:p text:style-name="P5"/>
      <text:p text:style-name="P5"/>
      <text:p text:style-name="P2">Loop</text:p>
      <text:p text:style-name="P6">for (int I =0; I&lt; 100; I++) {</text:p>
      <text:p text:style-name="P6"><text:tab/>cout &lt;&lt; I;</text:p>
      <text:p text:style-name="P6">}</text:p>
      <text:p text:style-name="P4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0:11:55.929523472</meta:creation-date>
    <dc:date>2023-02-07T14:37:44.220259211</dc:date>
    <meta:editing-duration>PT6M5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77" meta:character-count="567" meta:non-whitespace-character-count="367"/>
  </office:meta>
</office:document-meta>
</file>